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b6e" officeooo:paragraph-rsid="00126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ZIONE ALLA METROLOGIA</text:p>
      <text:p text:style-name="P1"/>
      <text:p text:style-name="P1">VOCABOLARIO DI METROLOGIA</text:p>
      <text:p text:style-name="P1"/>
      <text:p text:style-name="P1">UNITÀ DI MISURA</text:p>
      <text:p text:style-name="P1"/>
      <text:p text:style-name="P1">ALTRI SISTEMI DI MISUR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2:00:08.153851898</meta:creation-date>
    <dc:date>2026-01-26T12:01:11.792518293</dc:date>
    <meta:editing-duration>PT1M4S</meta:editing-duration>
    <meta:editing-cycles>1</meta:editing-cycles>
    <meta:document-statistic meta:table-count="0" meta:image-count="0" meta:object-count="0" meta:page-count="1" meta:paragraph-count="4" meta:word-count="13" meta:character-count="91" meta:non-whitespace-character-count="82"/>
    <meta:generator>LibreOffice/25.2.3.2$Linux_X86_64 LibreOffice_project/520$Build-2</meta:generator>
  </office:meta>
</office:document-meta>
</file>